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42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078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552cm" fo:padding-top="0.075cm" fo:padding-bottom="0.075cm" fo:padding-left="0.2cm" fo:padding-right="0.2cm"/>
    </style:style>
    <style:style style:name="gr8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10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11" style:family="graphic" style:parent-style-name="objectwithoutfill">
      <style:graphic-properties draw:stroke="dash" draw:stroke-dash="Dashed_20__28_var_29_" svg:stroke-width="0.051cm" svg:stroke-color="#999999" draw:marker-start-width="0.356cm" draw:marker-end-width="0.356cm" draw:fill="none" draw:textarea-vertical-align="middle" fo:padding-top="0.05cm" fo:padding-bottom="0.05cm" fo:padding-left="0.175cm" fo:padding-right="0.175cm" draw:shadow="hidden" draw:shadow-offset-x="0.203cm" draw:shadow-offset-y="0.203cm"/>
    </style:style>
    <style:style style:name="gr12" style:family="graphic" style:parent-style-name="objectwithoutfill">
      <style:graphic-properties draw:stroke="dash" draw:stroke-dash="Dashed_20__28_var_29_" svg:stroke-width="0.152cm" svg:stroke-color="#808080" draw:marker-start-width="0.659cm" draw:marker-end="Diamond_20_unfilled" draw:marker-end-width="0.356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21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4" style:family="graphic" style:parent-style-name="standard">
      <style:graphic-properties draw:stroke="none" draw:fill="none" fo:min-height="0.395cm"/>
    </style:style>
    <style:style style:name="gr2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6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824cm" fo:padding-top="0.075cm" fo:padding-bottom="0.075cm" fo:padding-left="0.2cm" fo:padding-right="0.2cm"/>
    </style:style>
    <style:style style:name="gr2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draw:stroke="dash" draw:stroke-dash="Dashed_20__28_var_29_" svg:stroke-width="0.152cm" svg:stroke-color="#999999" draw:marker-start-width="0.659cm" draw:marker-end="Diamond_20_unfilled" draw:marker-end-width="0.305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9" style:family="paragraph">
      <style:paragraph-properties fo:margin-top="0.051cm" fo:margin-bottom="0cm"/>
    </style:style>
    <style:style style:name="P10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2.667cm" svg:height="1.265cm" svg:x="1.016cm" svg:y="25.638cm">
          <draw:text-box>
            <text:p><text:s/>motion</text:p>
          </draw:text-box>
        </draw:frame>
        <draw:frame draw:style-name="gr3" draw:text-style-name="P2" xml:id="id2" draw:id="id2" draw:layer="layout" svg:width="2.413cm" svg:height="1.523cm" svg:x="18.12cm" svg:y="23.225cm">
          <draw:text-box>
            <text:p><text:s/>places</text:p>
          </draw:text-box>
        </draw:frame>
        <draw:frame draw:style-name="gr4" draw:text-style-name="P2" xml:id="id3" draw:id="id3" draw:layer="layout" svg:width="2.307cm" svg:height="1.524cm" svg:x="11.792cm" svg:y="18.513cm">
          <draw:text-box>
            <text:p><text:s/>turtle</text:p>
          </draw:text-box>
        </draw:frame>
        <draw:frame draw:style-name="gr5" draw:text-style-name="P4" xml:id="id6" draw:id="id6" draw:layer="layout" svg:width="2.375cm" svg:height="1.573cm" svg:x="8.593cm" svg:y="9.83cm">
          <draw:text-box>
            <text:p text:style-name="P3">worker</text:p>
          </draw:text-box>
        </draw:frame>
        <draw:frame draw:style-name="gr6" draw:text-style-name="P4" xml:id="id5" draw:id="id5" draw:layer="layout" svg:width="2.531cm" svg:height="1.228cm" svg:x="5.371cm" svg:y="15.901cm">
          <draw:text-box>
            <text:p text:style-name="P3">planner</text:p>
          </draw:text-box>
        </draw:frame>
        <draw:frame draw:style-name="gr7" draw:text-style-name="P5" xml:id="id1" draw:id="id1" draw:layer="layout" svg:width="1.952cm" svg:height="1.003cm" svg:x="7.658cm" svg:y="5.204cm">
          <draw:text-box>
            <text:p text:style-name="P3"><text:span text:style-name="T1"><text:s/></text:span><text:span text:style-name="T1">mine</text:span></text:p>
          </draw:text-box>
        </draw:frame>
        <draw:connector draw:style-name="gr8" draw:text-style-name="P6" draw:layer="layout" draw:type="curve" svg:x1="9.61cm" svg:y1="5.705cm" svg:x2="19.326cm" svg:y2="23.225cm" draw:start-shape="id1" draw:start-glue-point="1" draw:end-shape="id2" draw:end-glue-point="0" svg:d="M9610 5705c6478 0 9716 5840 9716 17520" svg:viewBox="0 0 9717 17521">
          <text:p/>
        </draw:connector>
        <draw:connector draw:style-name="gr8" draw:text-style-name="P6" draw:layer="layout" draw:type="curve" draw:line-skew="0.886cm" svg:x1="9.61cm" svg:y1="5.705cm" svg:x2="14.099cm" svg:y2="19.275cm" draw:start-shape="id1" draw:start-glue-point="1" draw:end-shape="id3" draw:end-glue-point="1" svg:d="M9610 5705c8889 0 6644 13570 4489 13570" svg:viewBox="0 0 6431 13571">
          <text:p/>
        </draw:connector>
        <draw:frame draw:style-name="gr9" draw:text-style-name="P7" xml:id="id7" draw:id="id7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8" draw:text-style-name="P6" draw:layer="layout" draw:type="curve" svg:x1="19.326cm" svg:y1="24.748cm" svg:x2="3.683cm" svg:y2="26.27cm" draw:start-shape="id2" draw:start-glue-point="2" draw:end-shape="id4" draw:end-glue-point="1" svg:d="M19326 24748c0 1015-5214 1522-15643 1522" svg:viewBox="0 0 15644 1523">
          <text:p/>
        </draw:connector>
        <draw:connector draw:style-name="gr8" draw:text-style-name="P6" draw:layer="layout" draw:type="curve" svg:x1="6.636cm" svg:y1="17.129cm" svg:x2="11.792cm" svg:y2="19.275cm" draw:start-shape="id5" draw:start-glue-point="2" draw:end-shape="id3" draw:end-glue-point="3" svg:d="M6636 17129c0 1431 1718 2146 5156 2146" svg:viewBox="0 0 5157 2147">
          <text:p/>
        </draw:connector>
        <draw:connector draw:style-name="gr8" draw:text-style-name="P6" draw:layer="layout" draw:type="curve" svg:x1="6.636cm" svg:y1="17.129cm" svg:x2="3.683cm" svg:y2="26.27cm" draw:start-shape="id5" draw:start-glue-point="2" draw:end-shape="id4" draw:end-glue-point="1" svg:d="M6636 17129c0 6094-984 9141-2953 9141" svg:viewBox="0 0 2954 9142">
          <text:p/>
        </draw:connector>
        <draw:connector draw:style-name="gr8" draw:text-style-name="P6" draw:layer="layout" draw:type="curve" svg:x1="3.683cm" svg:y1="26.27cm" svg:x2="12.945cm" svg:y2="20.037cm" draw:start-shape="id4" draw:start-glue-point="1" draw:end-shape="id3" draw:end-glue-point="2" svg:d="M3683 26270c6175 0 9262-2077 9262-6233" svg:viewBox="0 0 9263 6234">
          <text:p/>
        </draw:connector>
        <draw:connector draw:style-name="gr8" draw:text-style-name="P6" draw:layer="layout" draw:type="curve" svg:x1="9.78cm" svg:y1="11.403cm" svg:x2="11.792cm" svg:y2="19.275cm" draw:start-shape="id6" draw:start-glue-point="2" draw:end-shape="id3" draw:end-glue-point="3" svg:d="M9780 11403c0 5248 670 7872 2012 7872" svg:viewBox="0 0 2013 7873">
          <text:p/>
        </draw:connector>
        <draw:connector draw:style-name="gr8" draw:text-style-name="P6" draw:layer="layout" draw:type="curve" svg:x1="9.78cm" svg:y1="11.403cm" svg:x2="3.683cm" svg:y2="26.27cm" draw:start-shape="id6" draw:start-glue-point="2" draw:end-shape="id4" draw:end-glue-point="1" svg:d="M9780 11403c0 9912-2032 14867-6097 14867" svg:viewBox="0 0 6098 14868">
          <text:p/>
        </draw:connector>
        <draw:connector draw:style-name="gr8" draw:text-style-name="P6" draw:layer="layout" draw:type="curve" svg:x1="19.326cm" svg:y1="23.225cm" svg:x2="10.968cm" svg:y2="10.616cm" draw:start-shape="id2" draw:start-glue-point="0" draw:end-shape="id6" draw:end-glue-point="1" svg:d="M19326 23225c0-8406-2786-12609-8358-12609" svg:viewBox="0 0 8359 12610">
          <text:p/>
        </draw:connector>
        <draw:frame draw:style-name="gr10" draw:text-style-name="P8" draw:layer="layout" svg:width="5.764cm" svg:height="1.725cm" svg:x="15.224cm" svg:y="0.995cm">
          <draw:text-box>
            <text:p text:style-name="P3"><text:span text:style-name="T3">Muse Library Dependencies</text:span></text:p>
          </draw:text-box>
        </draw:frame>
        <draw:connector draw:style-name="gr11" draw:text-style-name="P6" draw:layer="layout" draw:type="curve" svg:x1="7.902cm" svg:y1="16.515cm" svg:x2="7.902cm" svg:y2="16.515cm" draw:start-shape="id5" draw:end-shape="id5" draw:end-glue-point="1" svg:d="M7902 16515z" svg:viewBox="0 0 1 1">
          <text:p/>
        </draw:connector>
        <draw:connector draw:style-name="gr12" draw:text-style-name="P6" draw:layer="layout" draw:type="curve" svg:x1="6.636cm" svg:y1="15.901cm" svg:x2="9.78cm" svg:y2="11.403cm" draw:start-shape="id5" draw:start-glue-point="0" draw:end-shape="id6" draw:end-glue-point="2" svg:d="M6636 15901c0-3373 3144-1125 3144-4498" svg:viewBox="0 0 3145 4499">
          <text:p/>
        </draw:connector>
        <draw:frame draw:style-name="gr13" draw:text-style-name="P10" draw:layer="layout" svg:width="2.648cm" svg:height="0.645cm" svg:x="5.157cm" svg:y="1.517cm">
          <draw:text-box>
            <text:p text:style-name="P9"><text:span text:style-name="T4">RPC dispatch</text:span></text:p>
          </draw:text-box>
        </draw:frame>
        <draw:frame draw:style-name="gr14" draw:text-style-name="P11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5" draw:text-style-name="P11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6" draw:text-style-name="P11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7" draw:text-style-name="P11" draw:layer="layout" svg:width="2.576cm" svg:height="1.039cm" svg:x="18.085cm" svg:y="23.758cm">
          <draw:text-box>
            <text:p text:style-name="P3"><text:span text:style-name="T4"><text:s/></text:span><text:span text:style-name="T4">place, </text:span></text:p>
            <text:p text:style-name="P3"><text:span text:style-name="T4">moves, steps</text:span></text:p>
          </draw:text-box>
        </draw:frame>
        <draw:frame draw:style-name="gr14" draw:text-style-name="P11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18" draw:text-style-name="P11" draw:layer="layout" svg:width="2.102cm" svg:height="0.645cm" svg:x="8.726cm" svg:y="10.567cm">
          <draw:text-box>
            <text:p><text:span text:style-name="T4">interpreter</text:span></text:p>
          </draw:text-box>
        </draw:frame>
        <draw:frame draw:style-name="gr19" draw:text-style-name="P11" draw:layer="layout" svg:width="2.005cm" svg:height="0.645cm" svg:x="5.572cm" svg:y="16.494cm">
          <draw:text-box>
            <text:p><text:span text:style-name="T4">generator</text:span></text:p>
          </draw:text-box>
        </draw:frame>
        <draw:frame draw:style-name="gr20" draw:text-style-name="P11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21" draw:text-style-name="P12" xml:id="id8" draw:id="id8" draw:layer="layout" svg:width="2.377cm" svg:height="1.07cm" svg:x="1.073cm" svg:y="1.5cm">
          <draw:text-box>
            <text:p text:style-name="P3"><text:span text:style-name="T5">remote</text:span></text:p>
          </draw:text-box>
        </draw:frame>
        <draw:connector draw:style-name="gr8" draw:text-style-name="P6" draw:layer="layout" draw:type="curve" svg:x1="4.65cm" svg:y1="2.638cm" svg:x2="3.45cm" svg:y2="2.035cm" draw:start-shape="id7" draw:end-shape="id8" draw:end-glue-point="1" svg:d="M4650 2638c-900 0-300-603-1200-603" svg:viewBox="0 0 1201 604">
          <text:p/>
        </draw:connector>
        <draw:frame draw:style-name="gr22" draw:text-style-name="P11" draw:layer="layout" svg:width="1.34cm" svg:height="0.645cm" svg:x="1.09cm" svg:y="0.951cm">
          <draw:text-box>
            <text:p><text:span text:style-name="T4">RPC </text:span></text:p>
          </draw:text-box>
        </draw:frame>
        <draw:frame draw:style-name="gr23" draw:text-style-name="P13" draw:layer="layout" svg:width="1.751cm" svg:height="0.645cm" svg:x="1.72cm" svg:y="2.048cm">
          <draw:text-box>
            <text:p text:style-name="P3"><text:span text:style-name="T4">+ come</text:span></text:p>
          </draw:text-box>
        </draw:frame>
        <draw:frame draw:style-name="gr24" draw:text-style-name="P14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5" draw:text-style-name="P15" xml:id="id9" draw:id="id9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6" draw:text-style-name="P11" draw:layer="layout" svg:width="1.145cm" svg:height="0.645cm" svg:x="23.556cm" svg:y="19.434cm">
          <draw:text-box>
            <text:p><text:span text:style-name="T4">CLL</text:span></text:p>
          </draw:text-box>
        </draw:frame>
        <draw:connector draw:style-name="gr26" draw:text-style-name="P6" draw:layer="layout" draw:type="curve" svg:x1="11.585cm" svg:y1="15.849cm" svg:x2="12.945cm" svg:y2="18.513cm" draw:start-shape="id9" draw:start-glue-point="2" draw:end-shape="id3" draw:end-glue-point="0" svg:d="M11585 15849c0 1998 1360 666 1360 2664" svg:viewBox="0 0 1361 2665">
          <text:p/>
        </draw:connector>
        <draw:frame draw:style-name="gr16" draw:text-style-name="P11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6" draw:text-style-name="P6" draw:layer="layout" draw:type="curve" svg:x1="11.585cm" svg:y1="14.987cm" svg:x2="6.033cm" svg:y2="2.638cm" draw:start-shape="id9" draw:start-glue-point="0" draw:end-shape="id7" draw:end-glue-point="1" svg:d="M11585 14987c0-8233-1850-12349-5552-12349" svg:viewBox="0 0 5553 12350">
          <text:p/>
        </draw:connector>
        <draw:connector draw:style-name="gr26" draw:text-style-name="P6" draw:layer="layout" draw:type="curve" svg:x1="3.683cm" svg:y1="26.27cm" svg:x2="10.781cm" svg:y2="15.418cm" draw:start-shape="id4" draw:start-glue-point="1" draw:end-shape="id9" svg:d="M3683 26270c5323 0 1775-10852 7098-10852" svg:viewBox="0 0 7099 10853">
          <text:p/>
        </draw:connector>
        <draw:connector draw:style-name="gr26" draw:text-style-name="P6" draw:layer="layout" draw:type="curve" svg:x1="8.634cm" svg:y1="6.207cm" svg:x2="9.78cm" svg:y2="9.83cm" draw:start-shape="id1" draw:start-glue-point="2" draw:end-shape="id6" draw:end-glue-point="0" svg:d="M8634 6207c0 2718 1146 907 1146 3623" svg:viewBox="0 0 1147 3624">
          <text:p/>
        </draw:connector>
        <draw:connector draw:style-name="gr26" draw:text-style-name="P6" draw:layer="layout" draw:type="curve" svg:x1="2.349cm" svg:y1="25.638cm" svg:x2="7.658cm" svg:y2="5.705cm" draw:start-shape="id4" draw:start-glue-point="0" draw:end-shape="id1" draw:end-glue-point="3" svg:d="M2349 25638c0-13289 1769-19933 5309-19933" svg:viewBox="0 0 5310 19934">
          <text:p/>
        </draw:connector>
        <draw:connector draw:style-name="gr26" draw:text-style-name="P6" draw:layer="layout" draw:type="curve" svg:x1="6.636cm" svg:y1="15.901cm" svg:x2="8.634cm" svg:y2="6.207cm" draw:start-shape="id5" draw:start-glue-point="0" draw:end-shape="id1" draw:end-glue-point="2" svg:d="M6636 15901c0-7270 1998-2424 1998-9694" svg:viewBox="0 0 1999 9695">
          <text:p/>
        </draw:connector>
        <draw:frame draw:style-name="gr27" draw:text-style-name="P4" xml:id="id10" draw:id="id10" draw:layer="layout" svg:width="2.224cm" svg:height="1.003cm" svg:x="6.134cm" svg:y="7.482cm">
          <draw:text-box>
            <text:p text:style-name="P3"><text:s text:c="2"/>grid</text:p>
          </draw:text-box>
        </draw:frame>
        <draw:connector draw:style-name="gr28" draw:text-style-name="P6" draw:layer="layout" draw:type="curve" svg:x1="2.261cm" svg:y1="2.57cm" svg:x2="2.349cm" svg:y2="25.638cm" draw:start-shape="id8" draw:start-glue-point="2" draw:end-shape="id4" draw:end-glue-point="0" svg:d="M2261 2570c0 17301 88 5767 88 23068" svg:viewBox="0 0 89 23069">
          <text:p/>
        </draw:connector>
        <draw:connector draw:style-name="gr29" draw:text-style-name="P6" draw:layer="layout" draw:type="curve" svg:x1="5.341cm" svg:y1="3.133cm" svg:x2="8.634cm" svg:y2="5.204cm" draw:start-shape="id7" draw:start-glue-point="2" draw:end-shape="id1" draw:end-glue-point="0" svg:d="M5341 3133c0 1554 3293 519 3293 2071" svg:viewBox="0 0 3294 2072">
          <text:p/>
        </draw:connector>
        <draw:connector draw:style-name="gr29" draw:text-style-name="P6" draw:layer="layout" draw:type="curve" svg:x1="7.246cm" svg:y1="8.485cm" svg:x2="6.636cm" svg:y2="15.901cm" draw:start-shape="id10" draw:start-glue-point="2" draw:end-shape="id5" draw:end-glue-point="0" svg:d="M7246 8485c0 5562-610 1854-610 7416" svg:viewBox="0 0 611 7417">
          <text:p/>
        </draw:connector>
        <draw:connector draw:style-name="gr29" draw:text-style-name="P6" draw:layer="layout" draw:type="curve" svg:x1="6.134cm" svg:y1="7.983cm" svg:x2="2.349cm" svg:y2="25.638cm" draw:start-shape="id10" draw:start-glue-point="3" draw:end-shape="id4" draw:end-glue-point="0" svg:d="M6134 7983c-2524 0-3785 5885-3785 17655" svg:viewBox="0 0 3786 17656">
          <text:p/>
        </draw:connector>
        <draw:connector draw:style-name="gr29" draw:text-style-name="P6" draw:layer="layout" draw:type="curve" svg:x1="7.246cm" svg:y1="8.485cm" svg:x2="11.792cm" svg:y2="19.275cm" draw:start-shape="id10" draw:start-glue-point="2" draw:end-shape="id3" draw:end-glue-point="3" svg:d="M7246 8485c0 7194 1515 10790 4546 10790" svg:viewBox="0 0 4547 10791">
          <text:p/>
        </draw:connector>
        <draw:connector draw:style-name="gr29" draw:text-style-name="P6" draw:layer="layout" draw:type="curve" svg:x1="7.246cm" svg:y1="8.485cm" svg:x2="18.12cm" svg:y2="23.986cm" draw:start-shape="id10" draw:start-glue-point="2" draw:end-shape="id2" draw:end-glue-point="3" svg:d="M7246 8485c0 10334 3624 15501 10874 15501" svg:viewBox="0 0 10875 15502">
          <text:p/>
        </draw:connector>
        <draw:connector draw:style-name="gr30" draw:text-style-name="P6" draw:layer="layout" draw:type="curve" svg:x1="8.358cm" svg:y1="7.983cm" svg:x2="9.78cm" svg:y2="9.83cm" draw:start-shape="id10" draw:start-glue-point="1" draw:end-shape="id6" svg:d="M8358 7983c948 0 1422 615 1422 1847" svg:viewBox="0 0 1423 18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01-02T07:48:26.084000000</dc:date>
    <meta:editing-duration>P8DT16H23M3S</meta:editing-duration>
    <meta:editing-cycles>63</meta:editing-cycles>
    <meta:generator>LibreOffice/6.0.4.2$Windows_X86_64 LibreOffice_project/9b0d9b32d5dcda91d2f1a96dc04c645c450872bf</meta:generator>
    <meta:print-date>2020-08-06T08:51:37.274000000</meta:print-date>
    <meta:document-statistic meta:object-count="51"/>
  </office:meta>
</office:document-meta>
</file>